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co3" style:family="table-column">
      <style:table-column-properties fo:break-before="auto" style:column-width="2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ustomer</text:p>
          </table:table-cell>
          <table:table-cell table:style-name="ce1" office:value-type="string">
            <text:p>active</text:p>
          </table:table-cell>
          <table:table-cell table:style-name="ce1" office:value-type="string">
            <text:p>from</text:p>
          </table:table-cell>
          <table:table-cell table:style-name="ce1" office:value-type="string">
            <text:p>to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, 'the album1', 2011</text:p>
          </table:table-cell>
          <table:table-cell office:value-type="string">
            <text:p>1, 'User 1'</text:p>
          </table:table-cell>
          <table:table-cell office:value-type="string">
            <text:p>false</text:p>
          </table:table-cell>
          <table:table-cell table:style-name="ce3" office:value-type="date" office:date-value="3333-03-03">
            <text:p>3.3.3333</text:p>
          </table:table-cell>
          <table:table-cell table:style-name="ce3" office:value-type="date" office:date-value="3334-05-04">
            <text:p>4.5.3334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, 'the album2', 2012</text:p>
          </table:table-cell>
          <table:table-cell office:value-type="string">
            <text:p>2, 'User 2'</text:p>
          </table:table-cell>
          <table:table-cell office:value-type="string">
            <text:p>true</text:p>
          </table:table-cell>
          <table:table-cell table:style-name="ce3" office:value-type="date" office:date-value="3333-03-04">
            <text:p>4.3.3333</text:p>
          </table:table-cell>
          <table:table-cell table:style-name="ce3" office:value-type="date" office:date-value="3334-05-05">
            <text:p>5.5.3334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, 'the album3', 2013</text:p>
          </table:table-cell>
          <table:table-cell office:value-type="string">
            <text:p>3, 'User 3'</text:p>
          </table:table-cell>
          <table:table-cell office:value-type="string">
            <text:p>false</text:p>
          </table:table-cell>
          <table:table-cell table:style-name="ce3" office:value-type="date" office:date-value="3333-03-05">
            <text:p>5.3.3333</text:p>
          </table:table-cell>
          <table:table-cell table:style-name="ce3" office:value-type="date" office:date-value="3334-05-06">
            <text:p>6.5.333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, 'the album4', 2014</text:p>
          </table:table-cell>
          <table:table-cell office:value-type="string">
            <text:p>4, 'User 4'</text:p>
          </table:table-cell>
          <table:table-cell office:value-type="string">
            <text:p>false</text:p>
          </table:table-cell>
          <table:table-cell table:style-name="ce3" office:value-type="date" office:date-value="3333-03-06">
            <text:p>6.3.3333</text:p>
          </table:table-cell>
          <table:table-cell table:style-name="ce3" office:value-type="date" office:date-value="3334-05-07">
            <text:p>7.5.3334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17.03.2011</text:date>, <text:time>14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ivekeyem </meta:initial-creator>
    <meta:creation-date>2011-03-17T13:43:14</meta:creation-date>
    <dc:date>2011-03-17T14:10:02</dc:date>
    <dc:creator>fivekeyem </dc:creator>
    <meta:editing-duration>PT00H26M50S</meta:editing-duration>
    <meta:editing-cycles>2</meta:editing-cycles>
    <meta:generator>OpenOffice.org/3.2$Linux OpenOffice.org_project/320m12$Build-9483</meta:generator>
    <meta:document-statistic meta:table-count="3" meta:cell-count="30" meta:object-count="0"/>
  </office:meta>
</office:document-meta>
</file>